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611cm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614cm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614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865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236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1.429cm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2.864cm" style:use-optimal-column-width="false"/>
    </style:style>
    <style:style style:name="co2" style:family="table-column">
      <style:table-column-properties style:column-width="2.596cm" style:use-optimal-column-width="false"/>
    </style:style>
    <style:style style:name="co3" style:family="table-column">
      <style:table-column-properties style:column-width="2.681cm" style:use-optimal-column-width="false"/>
    </style:style>
    <style:style style:name="co4" style:family="table-column">
      <style:table-column-properties style:column-width="2.568cm" style:use-optimal-column-width="false"/>
    </style:style>
    <style:style style:name="co5" style:family="table-column">
      <style:table-column-properties style:column-width="2.624cm" style:use-optimal-column-width="false"/>
    </style:style>
    <style:style style:name="co6" style:family="table-column">
      <style:table-column-properties style:column-width="2.652cm" style:use-optimal-column-width="false"/>
    </style:style>
    <style:style style:name="co7" style:family="table-column">
      <style:table-column-properties style:column-width="2.431cm" style:use-optimal-column-width="false"/>
    </style:style>
    <style:style style:name="ro1" style:family="table-row">
      <style:table-row-properties style:row-height="1.765cm"/>
    </style:style>
    <style:style style:name="ro2" style:family="table-row">
      <style:table-row-properties style:row-height="1.766cm"/>
    </style:style>
    <style:style style:name="ce1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000000"/>
      <style:text-properties fo:font-size="15pt" style:font-size-asian="15pt" style:font-size-complex="15pt"/>
    </style:style>
    <style:style style:name="ce2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font-size="15pt" style:font-size-asian="15pt" style:font-size-complex="15pt" fo:hyphenate="false"/>
    </style:style>
    <style:style style:name="ce3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000000" style:punctuation-wrap="hanging"/>
      <style:text-properties fo:font-size="15pt" style:font-size-asian="15pt" style:font-size-complex="15pt" fo:hyphenate="false"/>
    </style:style>
    <style:style style:name="ce4" style:family="table-cell">
      <loext:graphic-properties draw:fill="solid" draw:fill-color="#f8cbad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font-size="15pt" style:font-size-asian="15pt" style:font-size-complex="15pt" fo:hyphenate="false"/>
    </style:style>
    <style:style style:name="ce5" style:family="table-cell">
      <loext:graphic-properties draw:fill="solid" draw:fill-color="#c5e0b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font-size="15pt" style:font-size-asian="15pt" style:font-size-complex="15pt" fo:hyphenate="false"/>
    </style:style>
    <style:style style:name="ce6" style:family="table-cell">
      <style:text-properties fo:font-size="15pt" style:font-size-asian="15pt" style:font-size-complex="15pt"/>
    </style:style>
    <style:style style:name="ce7" style:family="table-cell">
      <loext:graphic-properties draw:fill="solid" draw:fill-color="#bdd7e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font-size="15pt" style:font-size-asian="15pt" style:font-size-complex="15pt" fo:hyphenate="false"/>
    </style:style>
    <style:style style:name="ce8" style:family="table-cell">
      <loext:graphic-properties draw:fill="none" draw:textarea-vertical-align="middle" fo:padding-top="0.127cm" fo:padding-bottom="0.127cm" fo:padding-left="0.254cm" fo:padding-right="0.254cm"/>
      <style:paragraph-properties fo:border="0.48pt solid #000000"/>
      <style:text-properties fo:font-size="15pt" style:font-size-asian="15pt" style:font-size-complex="15pt"/>
    </style:style>
    <style:style style:name="ce9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000000" fo:border-bottom="none"/>
      <style:text-properties fo:font-size="15pt" style:font-size-asian="15pt" style:font-size-complex="15pt"/>
    </style:style>
    <style:style style:name="ce10" style:family="table-cell">
      <loext:graphic-properties draw:fill="solid" draw:fill-color="#bdd7e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font-size="14pt" style:font-size-asian="14pt" style:font-size-complex="14pt" fo:hyphenate="false"/>
    </style:style>
    <style:style style:name="ce11" style:family="table-cell">
      <loext:graphic-properties draw:fill="solid" draw:fill-color="#bdd7e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000000" fo:border-right="none" fo:border-top="0.48pt solid #000000" fo:border-bottom="0.48pt solid #000000" style:punctuation-wrap="hanging"/>
      <style:text-properties fo:font-size="15pt" style:font-size-asian="15pt" style:font-size-complex="15pt" fo:hyphenate="false"/>
    </style:style>
    <style:style style:name="ce12" style:family="table-cell">
      <loext:graphic-properties draw:fill="solid" draw:fill-color="#c5e0b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none" fo:border-top="0.03pt solid #000000" fo:border-bottom="0.03pt solid #000000" style:punctuation-wrap="hanging"/>
      <style:text-properties fo:font-size="15pt" style:font-size-asian="15pt" style:font-size-complex="15pt" fo:hyphenate="false"/>
    </style:style>
    <style:style style:name="ce13" style:family="table-cell">
      <style:paragraph-properties fo:border-left="none" fo:border-right="none" fo:border-top="0.03pt solid #000000" fo:border-bottom="0.03pt solid #000000"/>
      <style:text-properties fo:font-size="15pt" style:font-size-asian="15pt" style:font-size-complex="15pt"/>
    </style:style>
    <style:style style:name="ce14" style:family="table-cell">
      <style:paragraph-properties fo:border-left="none" fo:border-right="0.03pt solid #000000" fo:border-top="0.03pt solid #000000" fo:border-bottom="0.03pt solid #000000"/>
      <style:text-properties fo:font-size="15pt" style:font-size-asian="15pt" style:font-size-complex="15pt"/>
    </style:style>
    <style:style style:name="ce15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  <style:text-properties fo:font-size="15pt" style:font-size-asian="15pt" style:font-size-complex="15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3cm" fo:margin-bottom="0cm" fo:line-height="90%" fo:text-align="start" fo:text-indent="0cm" style:punctuation-wrap="hanging" style:writing-mode="lr-tb" style:font-independent-line-spacing="true"/>
      <style:text-properties fo:font-size="26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4pt" fo:hyphenate="false"/>
    </style:style>
    <style:style style:name="P17" style:family="paragraph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top="0.2cm" fo:margin-bottom="0cm" fo:text-align="start" style:font-independent-line-spacing="true"/>
      <style:text-properties fo:font-size="2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text-position="0% 100%" fo:font-size="16pt" style:font-size-asian="16pt" style:font-size-complex="16pt" fo:hyphenate="false"/>
    </style:style>
    <style:style style:name="P26" style:family="paragraph">
      <style:paragraph-properties fo:margin-left="0cm" fo:margin-right="0cm" fo:margin-top="0.1cm" fo:margin-bottom="0cm" fo:line-height="9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none"/>
      <style:paragraph-properties fo:margin-top="0.1cm" fo:margin-bottom="0cm"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0">
        <office:forms form:automatic-focus="false" form:apply-design-mode="false"/>
        <draw:frame draw:name="Title 1" presentation:style-name="pr2" draw:text-style-name="P3" draw:layer="layout" svg:width="25.399cm" svg:height="9.421cm" svg:x="4.233cm" svg:y="3.118cm" presentation:class="title" presentation:user-transformed="true">
          <draw:text-box>
            <text:p text:style-name="P2"><text:span text:style-name="T1">P</text:span><text:span text:style-name="T1">ar</text:span><text:span text:style-name="T1">al</text:span><text:span text:style-name="T1">le</text:span><text:span text:style-name="T1">l </text:span><text:span text:style-name="T1">a</text:span><text:span text:style-name="T1">n</text:span><text:span text:style-name="T1">d </text:span><text:span text:style-name="T1">it</text:span><text:span text:style-name="T1">s </text:span><text:span text:style-name="T1">Pr</text:span><text:span text:style-name="T1">o</text:span><text:span text:style-name="T1">bl</text:span><text:span text:style-name="T1">e</text:span><text:span text:style-name="T1">m</text:span><text:span text:style-name="T1">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rallel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Par</text:span><text:span text:style-name="T3">alle</text:span><text:span text:style-name="T3">l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These lectures will be about using PyCSP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Before that though they’ll be about CSP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But before that they’ll be about parallel in general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But before that …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ing it Faster in Parallel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oi</text:span><text:span text:style-name="T3">ng </text:span><text:span text:style-name="T3">it </text:span><text:span text:style-name="T3">Fas</text:span><text:span text:style-name="T3">ter </text:span><text:span text:style-name="T3">in </text:span><text:span text:style-name="T3">Par</text:span><text:span text:style-name="T3">alle</text:span><text:span text:style-name="T3">l</text:span></text:p>
          </draw:text-box>
        </draw:frame>
        <draw:frame draw:name="Content Placeholder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5">Lets read an 8 page book</text:span></text:p>
              </text:list-item>
            </text:list>
            <text:p text:style-name="P11"><text:span text:style-name="T5"/></text:p>
            <text:list text:continue-numbering="true" text:style-name="L3">
              <text:list-item>
                <text:p text:style-name="P11"><text:span text:style-name="T5">It takes 1 person 3 minutes to read 1 page</text:span></text:p>
              </text:list-item>
            </text:list>
            <text:p text:style-name="P11"><text:span text:style-name="T5"/></text:p>
            <text:list text:continue-numbering="true" text:style-name="L3">
              <text:list-item>
                <text:p text:style-name="P11"><text:span text:style-name="T5">It takes 1 minute rip a page out and hand it to another </text:span><text:span text:style-name="T5">person</text:span></text:p>
              </text:list-item>
            </text:list>
            <text:p text:style-name="P11"><text:span text:style-name="T5"/></text:p>
            <text:list text:continue-numbering="true" text:style-name="L3">
              <text:list-item>
                <text:p text:style-name="P11"><text:span text:style-name="T5">What is the quickest time in which we read the whole book?</text:span><text:span text:style-name="T5"><text:line-break/></text:span><text:span text:style-name="T5"/></text:p>
              </text:list-item>
              <text:list-item>
                <text:p text:style-name="P11"><text:span text:style-name="T5">How many people does it take?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oing it Faster in Parallel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oi</text:span><text:span text:style-name="T3">ng </text:span><text:span text:style-name="T3">it </text:span><text:span text:style-name="T3">Fas</text:span><text:span text:style-name="T3">ter </text:span><text:span text:style-name="T3">in </text:span><text:span text:style-name="T3">Par</text:span><text:span text:style-name="T3">alle</text:span><text:span text:style-name="T3">l</text:span></text:p>
          </draw:text-box>
        </draw:frame>
        <draw:frame draw:name="Content Placeholder 3" draw:style-name="standard" draw:layer="layout" svg:width="28.883cm" svg:height="10.59cm" svg:x="2.328cm" svg:y="5.07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column table:style-name="co5"/>
            <table:table-column table:style-name="co6"/>
            <table:table-column table:style-name="co6"/>
            <table:table-column table:style-name="co2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2</text:span></text:p>
              </table:table-cell>
              <table:table-cell>
                <text:p text:style-name="P13"><text:span text:style-name="T6">3</text:span></text:p>
              </table:table-cell>
              <table:table-cell>
                <text:p text:style-name="P13"><text:span text:style-name="T6">4</text:span></text:p>
              </table:table-cell>
              <table:table-cell>
                <text:p text:style-name="P13"><text:span text:style-name="T6">5</text:span></text:p>
              </table:table-cell>
              <table:table-cell>
                <text:p text:style-name="P13"><text:span text:style-name="T6">6</text:span></text:p>
              </table:table-cell>
              <table:table-cell>
                <text:p text:style-name="P13"><text:span text:style-name="T6">7</text:span></text:p>
              </table:table-cell>
              <table:table-cell>
                <text:p text:style-name="P13"><text:span text:style-name="T6">8</text:span></text:p>
              </table:table-cell>
              <table:table-cell>
                <text:p text:style-name="P13"><text:span text:style-name="T6">9</text:span></text:p>
              </table:table-cell>
              <table:table-cell>
                <text:p text:style-name="P13"><text:span text:style-name="T6">10</text:span></text:p>
              </table:table-cell>
            </table:table-row>
            <table:table-row table:style-name="ro1" table:default-cell-style-name="ce4">
              <table:table-cell table:style-name="ce3">
                <text:p text:style-name="P14"><text:span text:style-name="T7">Person 1</text:span></text:p>
              </table:table-cell>
              <table:table-cell>
                <text:p text:style-name="P13"><text:span text:style-name="T7">Send</text:span></text:p>
              </table:table-cell>
              <table:table-cell>
                <text:p text:style-name="P13"><text:span text:style-name="T7">Send</text:span></text:p>
              </table:table-cell>
              <table:table-cell>
                <text:p text:style-name="P13"><text:span text:style-name="T7">Send</text:span></text:p>
              </table:table-cell>
              <table:table-cell>
                <text:p text:style-name="P13"><text:span text:style-name="T7">Send</text:span></text:p>
              </table:table-cell>
              <table:table-cell>
                <text:p text:style-name="P13"><text:span text:style-name="T7">Send</text:span></text:p>
              </table:table-cell>
              <table:table-cell>
                <text:p text:style-name="P13"><text:span text:style-name="T7">Send</text:span></text:p>
              </table:table-cell>
              <table:table-cell>
                <text:p text:style-name="P13"><text:span text:style-name="T7">Send</text:span></text:p>
              </table:table-cell>
              <table:table-cell table:style-name="ce5" table:number-columns-spanned="3">
                <text:p text:style-name="P13"><text:span text:style-name="T7">Read</text:span></text:p>
              </table:table-cell>
              <table:covered-table-cell table:style-name="ce6"/>
              <table:covered-table-cell table:style-name="ce6"/>
            </table:table-row>
            <table:table-row table:style-name="ro1" table:default-cell-style-name="ce6">
              <table:table-cell table:style-name="ce3">
                <text:p text:style-name="P14"><text:span text:style-name="T7">Person 2</text:span></text:p>
              </table:table-cell>
              <table:table-cell table:style-name="ce7">
                <text:p text:style-name="P13"><text:span text:style-name="T7">Receive </text:span></text:p>
              </table:table-cell>
              <table:table-cell table:style-name="ce5" table:number-columns-spanned="3">
                <text:p text:style-name="P13"><text:span text:style-name="T7">Read</text:span></text:p>
              </table:table-cell>
              <table:covered-table-cell/>
              <table:covered-table-cell/>
              <table:table-cell table:style-name="ce7">
                <text:p text:style-name="P13"><text:span text:style-name="T7">Receive</text:span></text:p>
              </table:table-cell>
              <table:table-cell table:style-name="ce5" table:number-columns-spanned="3">
                <text:p text:style-name="P13"><text:span text:style-name="T7">Read</text:span></text:p>
              </table:table-cell>
              <table:covered-table-cell/>
              <table:covered-table-cell/>
              <table:table-cell table:style-name="ce8"/>
              <table:table-cell table:style-name="ce8"/>
            </table:table-row>
            <table:table-row table:style-name="ro1" table:default-cell-style-name="ce6">
              <table:table-cell table:style-name="ce3">
                <text:p text:style-name="P14"><text:span text:style-name="T7">Person 3</text:span></text:p>
              </table:table-cell>
              <table:table-cell table:style-name="ce8"/>
              <table:table-cell table:style-name="ce7">
                <text:p text:style-name="P13"><text:span text:style-name="T7">Receive</text:span></text:p>
              </table:table-cell>
              <table:table-cell table:style-name="ce5" table:number-columns-spanned="3">
                <text:p text:style-name="P13"><text:span text:style-name="T7">Read</text:span></text:p>
              </table:table-cell>
              <table:covered-table-cell/>
              <table:covered-table-cell/>
              <table:table-cell table:style-name="ce7">
                <text:p text:style-name="P13"><text:span text:style-name="T7">Receive</text:span></text:p>
              </table:table-cell>
              <table:table-cell table:style-name="ce5" table:number-columns-spanned="3">
                <text:p text:style-name="P13"><text:span text:style-name="T7">Read</text:span></text:p>
              </table:table-cell>
              <table:covered-table-cell/>
              <table:covered-table-cell/>
              <table:table-cell table:style-name="ce9"/>
            </table:table-row>
            <table:table-row table:style-name="ro1" table:default-cell-style-name="ce6">
              <table:table-cell table:style-name="ce3">
                <text:p text:style-name="P14"><text:span text:style-name="T7">Person 4</text:span></text:p>
              </table:table-cell>
              <table:table-cell table:style-name="ce8"/>
              <table:table-cell table:style-name="ce8"/>
              <table:table-cell table:style-name="ce10">
                <text:p text:style-name="P13"><text:span text:style-name="T8">Receive</text:span></text:p>
              </table:table-cell>
              <table:table-cell table:style-name="ce5" table:number-columns-spanned="3">
                <text:p text:style-name="P13"><text:span text:style-name="T7">Read</text:span></text:p>
              </table:table-cell>
              <table:covered-table-cell/>
              <table:covered-table-cell/>
              <table:table-cell table:style-name="ce11">
                <text:p text:style-name="P13"><text:span text:style-name="T7">Receive</text:span></text:p>
              </table:table-cell>
              <table:table-cell table:style-name="ce12" table:number-columns-spanned="3">
                <text:p text:style-name="P13"><text:span text:style-name="T7">Read</text:span></text:p>
              </table:table-cell>
              <table:covered-table-cell table:style-name="ce13"/>
              <table:covered-table-cell table:style-name="ce14"/>
            </table:table-row>
            <table:table-row table:style-name="ro2" table:default-cell-style-name="ce15">
              <table:table-cell table:style-name="ce3">
                <text:p text:style-name="P14"><text:span text:style-name="T7">Person 5</text:span></text:p>
              </table:table-cell>
              <table:table-cell table:style-name="ce8"/>
              <table:table-cell table:style-name="ce8"/>
              <table:table-cell table:style-name="ce8"/>
              <table:table-cell table:style-name="ce7">
                <text:p text:style-name="P13"><text:span text:style-name="T7">Receive</text:span></text:p>
              </table:table-cell>
              <table:table-cell table:style-name="ce5" table:number-columns-spanned="3">
                <text:p text:style-name="P13"><text:span text:style-name="T7">Read</text:span></text:p>
              </table:table-cell>
              <table:covered-table-cell table:style-name="ce6"/>
              <table:covered-table-cell table:style-name="ce6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oing it Faster in Parallel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oi</text:span><text:span text:style-name="T3">ng </text:span><text:span text:style-name="T3">it </text:span><text:span text:style-name="T3">Fas</text:span><text:span text:style-name="T3">ter </text:span><text:span text:style-name="T3">in </text:span><text:span text:style-name="T3">Par</text:span><text:span text:style-name="T3">alle</text:span><text:span text:style-name="T3">l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Lets write an 8 page book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It takes 1 person 3 minutes to write 1 page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It takes 1 minute copy a page into the finished book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What is the most amount of people we can use, beyond </text:span><text:span text:style-name="T4">which adding further people will not speed up the </text:span><text:span text:style-name="T4">writing?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oing it Faster in Parallel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oi</text:span><text:span text:style-name="T3">ng </text:span><text:span text:style-name="T3">it </text:span><text:span text:style-name="T3">Fas</text:span><text:span text:style-name="T3">ter </text:span><text:span text:style-name="T3">in </text:span><text:span text:style-name="T3">Par</text:span><text:span text:style-name="T3">alle</text:span><text:span text:style-name="T3">l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Moore’s Law is not really true any more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If we want faster systems we need to use parallel </text:span><text:span text:style-name="T4">processing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But we need to think a little bit about how we do so.</text:span></text:p>
              </text:list-item>
            </text:list>
            <text:p text:style-name="P15"><text:span text:style-name="T4"/></text:p>
          </draw:text-box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currency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Co</text:span><text:span text:style-name="T3">ncu</text:span><text:span text:style-name="T3">rre</text:span><text:span text:style-name="T3">ncy</text:span></text:p>
          </draw:text-box>
        </draw:frame>
        <draw:frame draw:name="Content Placeholder 2" presentation:style-name="pr10" draw:text-style-name="P16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9">Concurrency means that two or more tasks are being undertaken </text:span><text:span text:style-name="T9">and can each progress without depending on any other task.</text:span></text:p>
              </text:list-item>
            </text:list>
            <text:p text:style-name="P8"><text:span text:style-name="T9"/></text:p>
            <text:list text:continue-numbering="true" text:style-name="L3">
              <text:list-item>
                <text:p text:style-name="P8"><text:span text:style-name="T9">Not specific to computing.</text:span></text:p>
              </text:list-item>
            </text:list>
            <text:p text:style-name="P15"><text:span text:style-name="T9"/></text:p>
            <text:list text:continue-numbering="true" text:style-name="L3">
              <text:list-item>
                <text:p text:style-name="P15"><text:span text:style-name="T9">Doesn’t mean tasks are run at </text:span><text:span text:style-name="T10">literally</text:span><text:span text:style-name="T9"> the same time however.</text:span></text:p>
              </text:list-item>
            </text:list>
            <text:p text:style-name="P15"><text:span text:style-name="T9"/></text:p>
            <text:list text:continue-numbering="true" text:style-name="L3">
              <text:list-item>
                <text:p text:style-name="P15"><text:span text:style-name="T9">For example, a single core PC running multiple programmes at </text:span><text:span text:style-name="T9">once, a student undertaking multiple courses.</text:span></text:p>
              </text:list-item>
            </text:list>
            <text:p text:style-name="P15"><text:span text:style-name="T9"/></text:p>
            <text:p text:style-name="P15"><text:span text:style-name="T9"/></text:p>
          </draw:text-box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rallelism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Par</text:span><text:span text:style-name="T3">alle</text:span><text:span text:style-name="T3">lis</text:span><text:span text:style-name="T3">m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Parallelism is when multiple tasks are split over more </text:span><text:span text:style-name="T4">than one processor to be undertaken at </text:span><text:span text:style-name="T11">literally</text:span><text:span text:style-name="T4"> the </text:span><text:span text:style-name="T4">same time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Not specific to computing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For example, a multicore PC running multiple </text:span><text:span text:style-name="T4">programmes at once, a car production line.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SP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CS</text:span><text:span text:style-name="T3">P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Communicating Sequential Processes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A formal language for concurrent and parallel </text:span><text:span text:style-name="T4">programming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Message passing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Defines processes, channels (and several other things)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cesses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Pro</text:span><text:span text:style-name="T3">ces</text:span><text:span text:style-name="T3">ses</text:span></text:p>
          </draw:text-box>
        </draw:frame>
        <draw:frame draw:name="Content Placeholder 2" presentation:style-name="pr6" draw:text-style-name="P1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7"><text:span text:style-name="T4">A Process is a collection of sequential code that runs </text:span><text:span text:style-name="T4">within a parallel system</text:span></text:p>
              </text:list-item>
            </text:list>
            <text:p text:style-name="P17"><text:span text:style-name="T4"/></text:p>
            <text:list text:continue-numbering="true" text:style-name="L3">
              <text:list-item>
                <text:p text:style-name="P17"><text:span text:style-name="T4">It might take some inputs, and might have some </text:span><text:span text:style-name="T4">outputs.</text:span></text:p>
              </text:list-item>
            </text:list>
            <text:p text:style-name="P17"><text:span text:style-name="T4"/></text:p>
            <text:list text:continue-numbering="true" text:style-name="L3">
              <text:list-item>
                <text:p text:style-name="P17"><text:span text:style-name="T4">Each process can run independently of each other </text:span><text:span text:style-name="T4">process</text:span></text:p>
                <text:p text:style-name="P17"><text:span text:style-name="T4"/></text:p>
              </text:list-item>
              <text:list-item>
                <text:p text:style-name="P17"><text:span text:style-name="T4">Interesting processes will interact with other processes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hannels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Ch</text:span><text:span text:style-name="T3">ann</text:span><text:span text:style-name="T3">els</text:span></text:p>
          </draw:text-box>
        </draw:frame>
        <draw:frame draw:name="Content Placeholder 2" presentation:style-name="pr6" draw:text-style-name="P9" draw:layer="layout" svg:width="29.209cm" svg:height="12.086cm" svg:x="2.328cm" svg:y="5.146cm" presentation:class="outline" presentation:user-transformed="true">
          <draw:text-box>
            <text:list text:style-name="L3">
              <text:list-item>
                <text:p text:style-name="P8"><text:span text:style-name="T4">Channels are used to communicate between processes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Channels are one way, with an input and output end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Multiple processes can connect to the same end (in </text:span><text:span text:style-name="T4">PyCSP anyway)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Communication is </text:span><text:span text:style-name="T12">Synchronous</text:span><text:span text:style-name="T4">, both processes need to </text:span><text:span text:style-name="T4">be ready to read/write</text:span></text:p>
              </text:list-item>
            </text:list>
            <text:p text:style-name="P15"><text:span text:style-name="T4"/></text:p>
          </draw:text-box>
        </draw:fram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rawing the procedure" draw:style-name="dp1" draw:master-page-name="Title_20_and_20_Content" presentation:presentation-page-layout-name="AL3T11">
        <draw:frame draw:name="Title 3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ra</text:span><text:span text:style-name="T3">win</text:span><text:span text:style-name="T3">g </text:span><text:span text:style-name="T3">the </text:span><text:span text:style-name="T3">pro</text:span><text:span text:style-name="T3">ced</text:span><text:span text:style-name="T3">ure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Parallel programs are difficult to reason about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We </text:span><text:span text:style-name="T13">NEED</text:span><text:span text:style-name="T4"> to draw diagrams of what we’re going to do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Diagrams should show all the different processes and </text:span><text:span text:style-name="T4">how they are connected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rawing the procedure" draw:style-name="dp1" draw:master-page-name="Title_20_and_20_Content" presentation:presentation-page-layout-name="AL3T11">
        <draw:frame draw:name="Title 3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ra</text:span><text:span text:style-name="T3">win</text:span><text:span text:style-name="T3">g </text:span><text:span text:style-name="T3">the </text:span><text:span text:style-name="T3">pro</text:span><text:span text:style-name="T3">ced</text:span><text:span text:style-name="T3">ure</text:span></text:p>
          </draw:text-box>
        </draw:frame>
        <draw:custom-shape draw:name="Rounded Rectangle 20" draw:style-name="gr2" draw:text-style-name="P20" draw:layer="layout" svg:width="4.09cm" svg:height="2.165cm" svg:x="4.614cm" svg:y="12.194cm">
          <text:p text:style-name="P19"><text:span text:style-name="T14">Get </text:span><text:span text:style-name="T14">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1" draw:style-name="gr2" draw:text-style-name="P20" draw:layer="layout" svg:width="4.09cm" svg:height="2.165cm" svg:x="7.286cm" svg:y="6.637cm">
          <text:p text:style-name="P19"><text:span text:style-name="T14">Fill </text:span><text:span text:style-name="T14">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2" draw:style-name="gr2" draw:text-style-name="P20" draw:layer="layout" svg:width="4.09cm" svg:height="2.165cm" svg:x="18.174cm" svg:y="6.637cm">
          <text:p text:style-name="P19"><text:span text:style-name="T14">Get </text:span><text:span text:style-name="T14">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3" draw:style-name="gr2" draw:text-style-name="P20" draw:layer="layout" svg:width="4.09cm" svg:height="2.165cm" svg:x="15.502cm" svg:y="12.183cm">
          <text:p text:style-name="P19"><text:span text:style-name="T14">Remov</text:span><text:span text:style-name="T14">e </text:span><text:span text:style-name="T14">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5" draw:style-name="gr2" draw:text-style-name="P20" draw:layer="layout" svg:width="4.09cm" svg:height="2.165cm" svg:x="12.739cm" svg:y="6.637cm">
          <text:p text:style-name="P19"><text:span text:style-name="T14">Boil </text:span><text:span text:style-name="T14">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6" draw:style-name="gr2" draw:text-style-name="P20" draw:layer="layout" svg:width="4.09cm" svg:height="2.165cm" svg:x="23.609cm" svg:y="6.637cm">
          <text:p text:style-name="P19"><text:span text:style-name="T14">Fill </text:span><text:span text:style-name="T14">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7" draw:style-name="gr2" draw:text-style-name="P20" draw:layer="layout" svg:width="4.09cm" svg:height="2.165cm" svg:x="10.067cm" svg:y="12.194cm">
          <text:p text:style-name="P19"><text:span text:style-name="T14">Add </text:span><text:span text:style-name="T14">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8" draw:style-name="gr2" draw:text-style-name="P20" draw:layer="layout" svg:width="4.09cm" svg:height="2.165cm" svg:x="20.937cm" svg:y="12.183cm">
          <text:p text:style-name="P19"><text:span text:style-name="T14">Bin </text:span><text:span text:style-name="T14">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2" draw:style-name="gr2" draw:text-style-name="P20" draw:layer="layout" svg:width="4.09cm" svg:height="2.165cm" svg:x="26.389cm" svg:y="12.183cm">
          <text:p text:style-name="P19"><text:span text:style-name="T14">Drink </text:span><text:span text:style-name="T14">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14" presentation:class="page"/>
          <draw:frame draw:name="Notes Placeholder 2" presentation:style-name="pr1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6" draw:layer="layout" svg:width="8.254cm" svg:height="1.273cm" svg:x="10.791cm" svg:y="24.126cm" presentation:class="page-number" presentation:user-transformed="true">
            <draw:text-box>
              <text:p text:style-name="P21"><text:span text:style-name="T15"><text:page-number>&lt;number&gt;</text:page-number></text:span></text:p>
            </draw:text-box>
          </draw:frame>
        </presentation:notes>
      </draw:page>
      <draw:page draw:name="Drawing the procedure" draw:style-name="dp1" draw:master-page-name="Title_20_and_20_Content" presentation:presentation-page-layout-name="AL3T11">
        <draw:frame draw:name="Title 3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ra</text:span><text:span text:style-name="T3">win</text:span><text:span text:style-name="T3">g </text:span><text:span text:style-name="T3">the </text:span><text:span text:style-name="T3">pro</text:span><text:span text:style-name="T3">ced</text:span><text:span text:style-name="T3">ure</text:span></text:p>
          </draw:text-box>
        </draw:frame>
        <draw:custom-shape draw:name="Rounded Rectangle 20" draw:style-name="gr2" draw:text-style-name="P20" draw:layer="layout" svg:width="4.09cm" svg:height="2.165cm" svg:x="4.614cm" svg:y="12.194cm">
          <text:p text:style-name="P19"><text:span text:style-name="T14">Get </text:span><text:span text:style-name="T14">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1" draw:style-name="gr2" draw:text-style-name="P20" draw:layer="layout" svg:width="4.09cm" svg:height="2.165cm" svg:x="7.286cm" svg:y="6.637cm">
          <text:p text:style-name="P19"><text:span text:style-name="T14">Fill </text:span><text:span text:style-name="T14">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2" draw:style-name="gr2" draw:text-style-name="P20" draw:layer="layout" svg:width="4.09cm" svg:height="2.165cm" svg:x="18.174cm" svg:y="6.637cm">
          <text:p text:style-name="P19"><text:span text:style-name="T14">Get </text:span><text:span text:style-name="T14">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3" draw:style-name="gr2" draw:text-style-name="P20" draw:layer="layout" svg:width="4.09cm" svg:height="2.165cm" svg:x="15.502cm" svg:y="12.183cm">
          <text:p text:style-name="P19"><text:span text:style-name="T14">Remov</text:span><text:span text:style-name="T14">e </text:span><text:span text:style-name="T14">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5" draw:style-name="gr2" draw:text-style-name="P20" draw:layer="layout" svg:width="4.09cm" svg:height="2.165cm" svg:x="12.739cm" svg:y="6.637cm">
          <text:p text:style-name="P19"><text:span text:style-name="T14">Boil </text:span><text:span text:style-name="T14">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6" draw:style-name="gr2" draw:text-style-name="P20" draw:layer="layout" svg:width="4.09cm" svg:height="2.165cm" svg:x="23.609cm" svg:y="6.637cm">
          <text:p text:style-name="P19"><text:span text:style-name="T14">Fill </text:span><text:span text:style-name="T14">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7" draw:style-name="gr2" draw:text-style-name="P20" draw:layer="layout" svg:width="4.09cm" svg:height="2.165cm" svg:x="10.067cm" svg:y="12.194cm">
          <text:p text:style-name="P19"><text:span text:style-name="T14">Add </text:span><text:span text:style-name="T14">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8" draw:style-name="gr2" draw:text-style-name="P20" draw:layer="layout" svg:width="4.09cm" svg:height="2.165cm" svg:x="20.937cm" svg:y="12.183cm">
          <text:p text:style-name="P19"><text:span text:style-name="T14">Bin </text:span><text:span text:style-name="T14">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46" draw:style-name="gr3" draw:text-style-name="P22" draw:layer="layout" svg:width="1.361cm" svg:height="0.001cm" svg:x="11.377cm" svg:y="7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3" draw:text-style-name="P22" draw:layer="layout" svg:width="1.343cm" svg:height="0.001cm" svg:x="16.829cm" svg:y="7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22" draw:layer="layout" svg:width="1.343cm" svg:height="0.001cm" svg:x="22.264cm" svg:y="7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52" draw:style-name="gr3" draw:text-style-name="P22" draw:layer="layout" svg:width="23.084cm" svg:height="5.556cm" svg:x="4.614cm" svg:y="7.72cm">
          <text:p/>
          <draw:enhanced-geometry draw:mirror-horizontal="true" draw:mirror-vertical="false" svg:viewBox="0 0 0 0" draw:text-areas="0 0 ?f6 ?f7" draw:type="ooxml-bentConnector5" draw:modifiers="-2751 50000 102751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54" draw:style-name="gr3" draw:text-style-name="P22" draw:layer="layout" svg:width="1.361cm" svg:height="0.001cm" svg:x="8.705cm" svg:y="13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3" draw:text-style-name="P22" draw:layer="layout" svg:width="1.343cm" svg:height="0.01cm" svg:x="14.158cm" svg:y="13.2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8" draw:style-name="gr3" draw:text-style-name="P22" draw:layer="layout" svg:width="1.343cm" svg:height="0.001cm" svg:x="19.593cm" svg:y="13.2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82" draw:style-name="gr2" draw:text-style-name="P20" draw:layer="layout" svg:width="4.09cm" svg:height="2.165cm" svg:x="26.389cm" svg:y="12.183cm">
          <text:p text:style-name="P19"><text:span text:style-name="T14">Drink </text:span><text:span text:style-name="T14">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83" draw:style-name="gr3" draw:text-style-name="P22" draw:layer="layout" svg:width="1.361cm" svg:height="0.001cm" svg:x="25.028cm" svg:y="13.2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15" presentation:class="page"/>
          <draw:frame draw:name="Notes Placeholder 2" presentation:style-name="pr1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6" draw:layer="layout" svg:width="8.254cm" svg:height="1.273cm" svg:x="10.791cm" svg:y="24.126cm" presentation:class="page-number" presentation:user-transformed="true">
            <draw:text-box>
              <text:p text:style-name="P21"><text:span text:style-name="T15"><text:page-number>&lt;number&gt;</text:page-number></text:span></text:p>
            </draw:text-box>
          </draw:frame>
        </presentation:notes>
      </draw:page>
      <draw:page draw:name="Drawing the procedure" draw:style-name="dp1" draw:master-page-name="Title_20_and_20_Content" presentation:presentation-page-layout-name="AL3T11">
        <draw:frame draw:name="Title 3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ra</text:span><text:span text:style-name="T3">win</text:span><text:span text:style-name="T3">g </text:span><text:span text:style-name="T3">the </text:span><text:span text:style-name="T3">pro</text:span><text:span text:style-name="T3">ced</text:span><text:span text:style-name="T3">ure</text:span></text:p>
          </draw:text-box>
        </draw:frame>
        <draw:custom-shape draw:name="Rounded Rectangle 20" draw:style-name="gr2" draw:text-style-name="P20" draw:layer="layout" svg:width="4.09cm" svg:height="2.165cm" svg:x="3.721cm" svg:y="14.202cm">
          <text:p text:style-name="P19"><text:span text:style-name="T14">Get </text:span><text:span text:style-name="T14">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1" draw:style-name="gr2" draw:text-style-name="P20" draw:layer="layout" svg:width="4.09cm" svg:height="2.165cm" svg:x="3.724cm" svg:y="6.201cm">
          <text:p text:style-name="P19"><text:span text:style-name="T14">Fill </text:span><text:span text:style-name="T14">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2" draw:style-name="gr2" draw:text-style-name="P20" draw:layer="layout" svg:width="4.09cm" svg:height="2.165cm" svg:x="3.721cm" svg:y="10.162cm">
          <text:p text:style-name="P19"><text:span text:style-name="T14">Get </text:span><text:span text:style-name="T14">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3" draw:style-name="gr2" draw:text-style-name="P20" draw:layer="layout" svg:width="4.09cm" svg:height="2.165cm" svg:x="20.319cm" svg:y="8.999cm">
          <text:p text:style-name="P19"><text:span text:style-name="T14">Remov</text:span><text:span text:style-name="T14">e </text:span><text:span text:style-name="T14">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5" draw:style-name="gr2" draw:text-style-name="P20" draw:layer="layout" svg:width="4.09cm" svg:height="2.165cm" svg:x="9.333cm" svg:y="6.204cm">
          <text:p text:style-name="P19"><text:span text:style-name="T14">Boil </text:span><text:span text:style-name="T14">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6" draw:style-name="gr2" draw:text-style-name="P20" draw:layer="layout" svg:width="4.09cm" svg:height="2.165cm" svg:x="14.945cm" svg:y="8.999cm">
          <text:p text:style-name="P19"><text:span text:style-name="T14">Fill </text:span><text:span text:style-name="T14">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7" draw:style-name="gr2" draw:text-style-name="P20" draw:layer="layout" svg:width="4.09cm" svg:height="2.165cm" svg:x="9.333cm" svg:y="12.169cm">
          <text:p text:style-name="P19"><text:span text:style-name="T14">Add </text:span><text:span text:style-name="T14">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8" draw:style-name="gr2" draw:text-style-name="P20" draw:layer="layout" svg:width="4.09cm" svg:height="2.165cm" svg:x="25.693cm" svg:y="6.834cm">
          <text:p text:style-name="P19"><text:span text:style-name="T14">Drink </text:span><text:span text:style-name="T14">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9" draw:style-name="gr3" draw:text-style-name="P22" draw:layer="layout" svg:width="1.517cm" svg:height="0.003cm" svg:x="7.815cm" svg:y="7.2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33" draw:style-name="gr3" draw:text-style-name="P22" draw:layer="layout" svg:width="1.52cm" svg:height="2.006cm" svg:x="7.812cm" svg:y="11.24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5" draw:style-name="gr3" draw:text-style-name="P22" draw:layer="layout" svg:width="1.52cm" svg:height="2.032cm" svg:x="7.812cm" svg:y="13.252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8" draw:style-name="gr3" draw:text-style-name="P22" draw:layer="layout" svg:width="1.52cm" svg:height="3.168cm" svg:x="13.424cm" svg:y="10.082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1" draw:style-name="gr3" draw:text-style-name="P22" draw:layer="layout" svg:width="1.52cm" svg:height="2.794cm" svg:x="13.424cm" svg:y="7.28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45" draw:style-name="gr3" draw:text-style-name="P22" draw:layer="layout" svg:width="1.282cm" svg:height="0.001cm" svg:x="19.036cm" svg:y="10.0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59" draw:style-name="gr2" draw:text-style-name="P20" draw:layer="layout" svg:width="4.09cm" svg:height="2.165cm" svg:x="25.693cm" svg:y="11.086cm">
          <text:p text:style-name="P19"><text:span text:style-name="T14">Bin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60" draw:style-name="gr3" draw:text-style-name="P22" draw:layer="layout" svg:width="1.282cm" svg:height="2.165cm" svg:x="24.41cm" svg:y="7.90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2" draw:style-name="gr3" draw:text-style-name="P22" draw:layer="layout" svg:width="1.282cm" svg:height="2.086cm" svg:x="24.41cm" svg:y="10.08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16" presentation:class="page"/>
          <draw:frame draw:name="Notes Placeholder 2" presentation:style-name="pr14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6" draw:layer="layout" svg:width="8.254cm" svg:height="1.273cm" svg:x="10.791cm" svg:y="24.126cm" presentation:class="page-number" presentation:user-transformed="true">
            <draw:text-box>
              <text:p text:style-name="P21"><text:span text:style-name="T15"><text:page-number>&lt;number&gt;</text:page-number></text:span></text:p>
            </draw:text-box>
          </draw:frame>
        </presentation:notes>
      </draw:page>
      <draw:page draw:name="Drawing the procedure" draw:style-name="dp1" draw:master-page-name="Title_20_and_20_Content" presentation:presentation-page-layout-name="AL3T11"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Lets build a restaurant system to serve dinner for 3</text:span></text:p>
              </text:list-item>
            </text:list>
            <text:p text:style-name="P15"><text:span text:style-name="T4"/></text:p>
            <text:p text:style-name="P15"><text:span text:style-name="T4"/></text:p>
            <text:p text:style-name="P15"><text:span text:style-name="T4"/></text:p>
            <text:p text:style-name="P15"><text:span text:style-name="T4"/></text:p>
          </draw:text-box>
        </draw:frame>
        <draw:frame draw:name="Title 3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ra</text:span><text:span text:style-name="T3">win</text:span><text:span text:style-name="T3">g </text:span><text:span text:style-name="T3">the </text:span><text:span text:style-name="T3">pro</text:span><text:span text:style-name="T3">ced</text:span><text:span text:style-name="T3">ur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rawing the procedure" draw:style-name="dp1" draw:master-page-name="Title_20_and_20_Content" presentation:presentation-page-layout-name="AL3T11"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Lets build a restaurant system to serve dinner for 3</text:span></text:p>
              </text:list-item>
            </text:list>
            <text:p text:style-name="P8"><text:span text:style-name="T4"/></text:p>
            <text:p text:style-name="P15"><text:span text:style-name="T4"/></text:p>
            <text:p text:style-name="P15"><text:span text:style-name="T4"/></text:p>
            <text:p text:style-name="P15"><text:span text:style-name="T4"/></text:p>
          </draw:text-box>
        </draw:frame>
        <draw:frame draw:name="Title 3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ra</text:span><text:span text:style-name="T3">win</text:span><text:span text:style-name="T3">g </text:span><text:span text:style-name="T3">the </text:span><text:span text:style-name="T3">pro</text:span><text:span text:style-name="T3">ced</text:span><text:span text:style-name="T3">ure</text:span></text:p>
          </draw:text-box>
        </draw:frame>
        <draw:custom-shape draw:name="Rounded Rectangle 17" draw:style-name="gr2" draw:text-style-name="P20" draw:layer="layout" svg:width="4.09cm" svg:height="2.165cm" svg:x="11.472cm" svg:y="13.152cm">
          <text:p text:style-name="P19"><text:span text:style-name="T14">Set tab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2" draw:style-name="gr2" draw:text-style-name="P20" draw:layer="layout" svg:width="4.09cm" svg:height="2.165cm" svg:x="11.472cm" svg:y="9.087cm">
          <text:p text:style-name="P19"><text:span text:style-name="T14">Cook me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0" draw:style-name="gr4" draw:text-style-name="P23" draw:layer="layout" svg:width="4.745cm" svg:height="2.165cm" svg:x="23.957cm" svg:y="9.087cm">
          <text:p text:style-name="P19"><text:span text:style-name="T14">Serve me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3" draw:style-name="gr2" draw:text-style-name="P20" draw:layer="layout" svg:width="4.09cm" svg:height="2.165cm" svg:x="17.715cm" svg:y="9.087cm">
          <text:p text:style-name="P19"><text:span text:style-name="T14">Get meal ord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6" draw:style-name="gr5" draw:text-style-name="P23" draw:layer="layout" svg:width="4.748cm" svg:height="2.165cm" svg:x="4.572cm" svg:y="9.087cm">
          <text:p text:style-name="P19"><text:span text:style-name="T14">Customers ea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7" draw:style-name="gr6" draw:text-style-name="P23" draw:layer="layout" svg:width="4.748cm" svg:height="2.165cm" svg:x="4.572cm" svg:y="13.152cm">
          <text:p text:style-name="P19"><text:span text:style-name="T14">Customer pay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8" draw:style-name="gr2" draw:text-style-name="P20" draw:layer="layout" svg:width="4.09cm" svg:height="2.165cm" svg:x="17.715cm" svg:y="13.152cm">
          <text:p text:style-name="P19"><text:span text:style-name="T14">Present bil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9" draw:style-name="gr7" draw:text-style-name="P23" draw:layer="layout" svg:width="4.999cm" svg:height="2.165cm" svg:x="23.957cm" svg:y="13.152cm">
          <text:p text:style-name="P19"><text:span text:style-name="T14">Customers arriv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rawing the procedure" draw:style-name="dp1" draw:master-page-name="Title_20_and_20_Content" presentation:presentation-page-layout-name="AL3T11">
        <office:forms form:automatic-focus="false" form:apply-design-mode="false"/>
        <draw:frame draw:name="Title 3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rawing the procedure</text:span></text:p>
          </draw:text-box>
        </draw:frame>
        <draw:custom-shape draw:name="Rounded Rectangle 17" draw:style-name="gr8" draw:text-style-name="P24" draw:layer="layout" svg:width="4.09cm" svg:height="2.165cm" svg:x="12.096cm" svg:y="12.65cm">
          <text:p text:style-name="P19"><text:span text:style-name="T16">Set tab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3" draw:style-name="gr9" draw:text-style-name="P24" draw:layer="layout" svg:width="4.09cm" svg:height="2.165cm" svg:x="6.754cm" svg:y="7.259cm">
          <text:p text:style-name="P19"><text:span text:style-name="T16">Get meal ord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7" draw:style-name="gr10" draw:text-style-name="P24" draw:layer="layout" svg:width="4.09cm" svg:height="2.165cm" svg:x="27.742cm" svg:y="12.152cm">
          <text:p text:style-name="P19"><text:span text:style-name="T16">Customer pay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8" draw:style-name="gr11" draw:text-style-name="P25" draw:layer="layout" svg:width="4.09cm" svg:height="2.165cm" svg:x="27.742cm" svg:y="7.242cm">
          <text:p text:style-name="P19"><text:span text:style-name="T17">Present bil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9" draw:style-name="gr12" draw:text-style-name="P24" draw:layer="layout" svg:width="4.37cm" svg:height="2.165cm" svg:x="1.716cm" svg:y="7.256cm">
          <text:p text:style-name="P19"><text:span text:style-name="T16">Customers arriv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13" draw:text-style-name="P24" draw:layer="layout" svg:width="4.09cm" svg:height="2.165cm" svg:x="12.096cm" svg:y="7.249cm">
          <text:p text:style-name="P19"><text:span text:style-name="T16">Cook me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5" draw:style-name="gr14" draw:text-style-name="P24" draw:layer="layout" svg:width="4.09cm" svg:height="2.165cm" svg:x="22.47cm" svg:y="7.242cm">
          <text:p text:style-name="P19"><text:span text:style-name="T16">Customer eat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9" draw:style-name="gr15" draw:text-style-name="P24" draw:layer="layout" svg:width="4.09cm" svg:height="2.165cm" svg:x="17.507cm" svg:y="7.249cm">
          <text:p text:style-name="P19"><text:span text:style-name="T16">Serve me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3" draw:text-style-name="P22" draw:layer="layout" svg:width="0.666cm" svg:height="0.002cm" svg:x="6.087cm" svg:y="8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24" draw:style-name="gr16" draw:text-style-name="P24" draw:layer="layout" svg:width="4.09cm" svg:height="2.165cm" svg:x="12.096cm" svg:y="4.548cm">
          <text:p text:style-name="P19"><text:span text:style-name="T16">Cook me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5" draw:style-name="gr17" draw:text-style-name="P24" draw:layer="layout" svg:width="4.09cm" svg:height="2.165cm" svg:x="22.47cm" svg:y="4.541cm">
          <text:p text:style-name="P19"><text:span text:style-name="T16">Customer eat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6" draw:style-name="gr18" draw:text-style-name="P24" draw:layer="layout" svg:width="4.09cm" svg:height="2.165cm" svg:x="17.507cm" svg:y="4.548cm">
          <text:p text:style-name="P19"><text:span text:style-name="T16">Serve me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7" draw:style-name="gr19" draw:text-style-name="P24" draw:layer="layout" svg:width="4.09cm" svg:height="2.165cm" svg:x="12.096cm" svg:y="9.949cm">
          <text:p text:style-name="P19"><text:span text:style-name="T16">Cook me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8" draw:style-name="gr20" draw:text-style-name="P24" draw:layer="layout" svg:width="4.09cm" svg:height="2.165cm" svg:x="22.47cm" svg:y="9.943cm">
          <text:p text:style-name="P19"><text:span text:style-name="T16">Customer eat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9" draw:style-name="gr21" draw:text-style-name="P24" draw:layer="layout" svg:width="4.09cm" svg:height="2.165cm" svg:x="17.507cm" svg:y="9.949cm">
          <text:p text:style-name="P19"><text:span text:style-name="T16">Serve me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3" draw:text-style-name="P22" draw:layer="layout" svg:width="1.251cm" svg:height="0.009cm" svg:x="10.845cm" svg:y="8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1" draw:style-name="gr3" draw:text-style-name="P22" draw:layer="layout" svg:width="1.319cm" svg:height="0.001cm" svg:x="16.187cm" svg:y="8.3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3" draw:text-style-name="P22" draw:layer="layout" svg:width="0.871cm" svg:height="0.006cm" svg:x="21.598cm" svg:y="8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3" draw:text-style-name="P22" draw:layer="layout" svg:width="1.319cm" svg:height="0.001cm" svg:x="16.187cm" svg:y="5.6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3" draw:text-style-name="P22" draw:layer="layout" svg:width="0.871cm" svg:height="0.006cm" svg:x="21.598cm" svg:y="5.6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6" draw:style-name="gr3" draw:text-style-name="P22" draw:layer="layout" svg:width="1.319cm" svg:height="0.001cm" svg:x="16.187cm" svg:y="11.0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3" draw:text-style-name="P22" draw:layer="layout" svg:width="0.871cm" svg:height="0.006cm" svg:x="21.598cm" svg:y="11.0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bow Connector 40" draw:style-name="gr3" draw:text-style-name="P22" draw:layer="layout" svg:width="1.251cm" svg:height="5.39cm" svg:x="10.845cm" svg:y="8.34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4" draw:style-name="gr3" draw:text-style-name="P22" draw:layer="layout" svg:width="1.251cm" svg:height="2.709cm" svg:x="10.845cm" svg:y="5.62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52" draw:style-name="gr3" draw:text-style-name="P22" draw:layer="layout" svg:width="1.251cm" svg:height="2.69cm" svg:x="10.845cm" svg:y="8.34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59" draw:style-name="gr3" draw:text-style-name="P22" draw:layer="layout" svg:width="1.319cm" svg:height="2.7cm" svg:x="16.187cm" svg:y="11.032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1" draw:style-name="gr3" draw:text-style-name="P22" draw:layer="layout" svg:width="1.319cm" svg:height="5.4cm" svg:x="16.187cm" svg:y="8.332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3" draw:style-name="gr3" draw:text-style-name="P22" draw:layer="layout" svg:width="1.319cm" svg:height="8.101cm" svg:x="16.187cm" svg:y="5.62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8" draw:style-name="gr3" draw:text-style-name="P22" draw:layer="layout" svg:width="1.179cm" svg:height="0.001cm" svg:x="26.561cm" svg:y="8.3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0" draw:style-name="gr3" draw:text-style-name="P22" draw:layer="layout" svg:width="0.001cm" svg:height="2.743cm" svg:x="29.787cm" svg:y="9.4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73" draw:style-name="gr3" draw:text-style-name="P22" draw:layer="layout" svg:width="1.179cm" svg:height="2.7cm" svg:x="26.561cm" svg:y="5.624cm">
          <text:p/>
          <draw:enhanced-geometry draw:mirror-horizontal="false" draw:mirror-vertical="false" svg:viewBox="0 0 0 0" draw:text-areas="0 0 ?f2 ?f3" draw:type="ooxml-bentConnector3" draw:modifiers="331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75" draw:style-name="gr3" draw:text-style-name="P22" draw:layer="layout" svg:width="1.179cm" svg:height="2.7cm" svg:x="26.561cm" svg:y="8.325cm">
          <text:p/>
          <draw:enhanced-geometry draw:mirror-horizontal="false" draw:mirror-vertical="true" svg:viewBox="0 0 0 0" draw:text-areas="0 0 ?f2 ?f3" draw:type="ooxml-bentConnector3" draw:modifiers="331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sk Parallel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Tas</text:span><text:span text:style-name="T3">k </text:span><text:span text:style-name="T3">Par</text:span><text:span text:style-name="T3">alle</text:span><text:span text:style-name="T3">l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Task Parallel is a model of parallelism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Different tasks are distributed across different </text:span><text:span text:style-name="T4">processors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These systems will typically have a pipeline structure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For example, a production line 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sk Parallel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Tas</text:span><text:span text:style-name="T3">k </text:span><text:span text:style-name="T3">Par</text:span><text:span text:style-name="T3">alle</text:span><text:span text:style-name="T3">l</text:span></text:p>
          </draw:text-box>
        </draw:frame>
        <draw:custom-shape draw:name="Rounded Rectangle 9" draw:style-name="gr22" draw:text-style-name="P20" draw:layer="layout" svg:width="4.09cm" svg:height="2.165cm" svg:x="8.607cm" svg:y="8.668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22" draw:text-style-name="P20" draw:layer="layout" svg:width="4.09cm" svg:height="2.165cm" svg:x="14.361cm" svg:y="8.668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22" draw:text-style-name="P20" draw:layer="layout" svg:width="4.09cm" svg:height="2.165cm" svg:x="20.116cm" svg:y="8.668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2" draw:style-name="gr3" draw:text-style-name="P22" draw:layer="layout" svg:width="1.663cm" svg:height="0.001cm" svg:x="18.452cm" svg:y="9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3" draw:text-style-name="P22" draw:layer="layout" svg:width="1.663cm" svg:height="0.001cm" svg:x="12.697cm" svg:y="9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4" draw:style-name="gr22" draw:text-style-name="P20" draw:layer="layout" svg:width="4.09cm" svg:height="2.165cm" svg:x="25.87cm" svg:y="8.668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5" draw:style-name="gr22" draw:text-style-name="P20" draw:layer="layout" svg:width="4.09cm" svg:height="2.165cm" svg:x="2.852cm" svg:y="8.668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6" draw:style-name="gr3" draw:text-style-name="P22" draw:layer="layout" svg:width="1.663cm" svg:height="0.001cm" svg:x="24.206cm" svg:y="9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3" draw:text-style-name="P22" draw:layer="layout" svg:width="1.663cm" svg:height="0.001cm" svg:x="6.943cm" svg:y="9.75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1" draw:layer="layout" svg:width="16.932cm" svg:height="9.524cm" svg:x="1.058cm" svg:y="1.93cm" draw:page-number="21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ta Parallel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at</text:span><text:span text:style-name="T3">a </text:span><text:span text:style-name="T3">Par</text:span><text:span text:style-name="T3">alle</text:span><text:span text:style-name="T3">l</text:span></text:p>
          </draw:text-box>
        </draw:frame>
        <draw:frame draw:name="Content Placeholder 2" presentation:style-name="pr1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Data Parallel is a model of parallelism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A large chunk of data is broken up and split across </text:span><text:span text:style-name="T4">different processors all performing the same task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These systems will typically have a parallel(?) structure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For example, map-reduce</text:span></text:p>
              </text:list-item>
            </text:list>
            <text:p text:style-name="P8"><text:span text:style-name="T4"/></text:p>
          </draw:text-box>
        </draw:frame>
        <presentation:notes draw:style-name="dp3">
          <draw:page-thumbnail draw:style-name="gr1" draw:layer="layout" svg:width="16.932cm" svg:height="9.524cm" svg:x="1.058cm" svg:y="1.93cm" draw:page-number="22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ta Parallel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Dat</text:span><text:span text:style-name="T3">a </text:span><text:span text:style-name="T3">Par</text:span><text:span text:style-name="T3">alle</text:span><text:span text:style-name="T3">l</text:span></text:p>
          </draw:text-box>
        </draw:frame>
        <draw:custom-shape draw:name="Rounded Rectangle 16" draw:style-name="gr22" draw:text-style-name="P20" draw:layer="layout" svg:width="4.09cm" svg:height="2.165cm" svg:x="6.228cm" svg:y="9.82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22" draw:text-style-name="P20" draw:layer="layout" svg:width="4.09cm" svg:height="2.165cm" svg:x="14.361cm" svg:y="9.82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2" draw:text-style-name="P20" draw:layer="layout" svg:width="4.09cm" svg:height="2.165cm" svg:x="14.361cm" svg:y="13.074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22" draw:text-style-name="P20" draw:layer="layout" svg:width="4.09cm" svg:height="2.165cm" svg:x="14.361cm" svg:y="6.57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2" draw:style-name="gr22" draw:text-style-name="P20" draw:layer="layout" svg:width="4.09cm" svg:height="2.165cm" svg:x="22.495cm" svg:y="9.82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5" draw:style-name="gr3" draw:text-style-name="P22" draw:layer="layout" svg:width="4.042cm" svg:height="3.248cm" svg:x="10.318cm" svg:y="10.90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3" draw:style-name="gr3" draw:text-style-name="P22" draw:layer="layout" svg:width="4.042cm" svg:height="3.248cm" svg:x="10.318cm" svg:y="7.66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25" draw:style-name="gr3" draw:text-style-name="P22" draw:layer="layout" svg:width="4.042cm" svg:height="0.001cm" svg:x="10.318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3" draw:text-style-name="P22" draw:layer="layout" svg:width="4.042cm" svg:height="0.001cm" svg:x="18.452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30" draw:style-name="gr3" draw:text-style-name="P22" draw:layer="layout" svg:width="4.042cm" svg:height="3.248cm" svg:x="18.452cm" svg:y="7.66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2" draw:style-name="gr3" draw:text-style-name="P22" draw:layer="layout" svg:width="4.042cm" svg:height="3.248cm" svg:x="18.452cm" svg:y="10.90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23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sk and Data Parallel" draw:style-name="dp1" draw:master-page-name="Title_20_and_20_Content" presentation:presentation-page-layout-name="AL3T11">
        <draw:frame draw:name="Title 1" presentation:style-name="pr5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3">Tas</text:span><text:span text:style-name="T3">k </text:span><text:span text:style-name="T3">and </text:span><text:span text:style-name="T3">Dat</text:span><text:span text:style-name="T3">a </text:span><text:span text:style-name="T3">Par</text:span><text:span text:style-name="T3">alle</text:span><text:span text:style-name="T3">l</text:span></text:p>
          </draw:text-box>
        </draw:frame>
        <draw:frame presentation:style-name="pr6" draw:text-style-name="P2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26"><text:span text:style-name="T4">Data Parallelism is better suited to </text:span><text:span text:style-name="T11">embarrassingly </text:span><text:span text:style-name="T11">parallel</text:span><text:span text:style-name="T4"> problems. These are problems with no data </text:span><text:span text:style-name="T4">dependency.</text:span></text:p>
              </text:list-item>
            </text:list>
            <text:p text:style-name="P26"><text:span text:style-name="T4"/></text:p>
            <text:list text:continue-numbering="true" text:style-name="L3">
              <text:list-item>
                <text:p text:style-name="P26"><text:span text:style-name="T4">Task Parallelism is better suited to systems where the </text:span><text:span text:style-name="T4">same process needs to be repeated on an ongoing basis.</text:span></text:p>
              </text:list-item>
            </text:list>
            <text:p text:style-name="P27"><text:span text:style-name="T4"/></text:p>
            <text:list text:continue-numbering="true" text:style-name="L3">
              <text:list-item>
                <text:p text:style-name="P27"><text:span text:style-name="T4">Most systems will be a mix of the two, plus some old </text:span><text:span text:style-name="T4">fashioned sequential code. 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4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3">11/23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5"><text:span text:style-name="MT4">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5">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2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3">11/23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indows User</meta:initial-creator>
    <meta:editing-cycles>43</meta:editing-cycles>
    <meta:creation-date>2018-10-22T09:01:23</meta:creation-date>
    <dc:date>2018-11-23T09:53:43.260161797</dc:date>
    <meta:editing-duration>PT19H35M</meta:editing-duration>
    <meta:generator>LibreOffice/6.0.6.2$Linux_X86_64 LibreOffice_project/00m0$Build-2</meta:generator>
    <meta:document-statistic meta:object-count="22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TM03090434[[fn=Wood Type]]" xlink:href=""/>
  </office:meta>
</office:document-meta>
</file>